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112" svg:font-family="'Liberation Sans11'"/>
    <style:font-face style:name="Liberation Sans12" svg:font-family="'Liberation Sans12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" style:font-name-asian="Liberation Sans112" style:font-name-complex="Liberation Sans112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44" style:family="table-cell" style:parent-style-name="Default" style:data-style-name="N0">
      <style:table-cell-properties fo:background-color="#000000"/>
    </style:style>
    <style:style style:name="ce45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 table:number-rows-repeated="28">
          <table:table-cell table:number-columns-repeated="14"/>
          <table:table-cell table:style-name="ce44" table:number-columns-repeated="16370"/>
        </table:table-row>
        <table:table-row table:style-name="ro1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2" office:value-type="string" calcext:value-type="string">
            <text:p>A:</text:p>
          </table:table-cell>
          <table:table-cell office:value-type="string" calcext:value-type="string">
            <text:p>i4.1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2" table:number-columns-repeated="3"/>
          <table:table-cell table:style-name="ce45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eventlet&gt;=0.27.0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msgpack&gt;=1.0.0</text:p>
          </table:table-cell>
          <table:table-cell office:value-type="string" calcext:value-type="string">
            <text:p>RPC library, BGP speaker(net_cntl)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ncclient&gt;=0.6.1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fig&gt;=5.1.0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vs&gt;=2.8.0</text:p>
          </table:table-cell>
          <table:table-cell office:value-type="string" calcext:value-type="string">
            <text:p>OVSDB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ackaging&gt;=20.4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Routes&gt;=2.3.1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WebOb&gt;=1.8.2</text:p>
          </table:table-cell>
          <table:table-cell office:value-type="string" calcext:value-type="string">
            <text:p>wsgi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4" table:number-columns-repeated="16370"/>
        </table:table-row>
        <table:table-row table:style-name="ro1">
          <table:table-cell table:style-name="ce22"/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 table:number-rows-repeated="2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2" office:value-type="string" calcext:value-type="string">
            <text:p>A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/>
          <table:table-cell office:value-type="string" calcext:value-type="string">
            <text:p>i4.1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0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/>
          <table:table-cell table:style-name="ce8" table:number-columns-repeated="3"/>
          <table:table-cell table:style-name="ce10" table:number-columns-repeated="3"/>
          <table:table-cell table:number-columns-repeated="2"/>
          <table:table-cell office:value-type="string" calcext:value-type="string">
            <text:p>setproctitle&gt;=1.1.10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3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1"/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1"/>
          <table:table-cell office:value-type="string" calcext:value-type="string">
            <text:p>i4.1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3" table:number-columns-repeated="16373"/>
        </table:table-row>
        <table:table-row table:style-name="ro1">
          <table:table-cell table:style-name="ce23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2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112" svg:font-family="'Liberation Sans11'"/>
    <style:font-face style:name="Liberation Sans12" svg:font-family="'Liberation Sans12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5:57:05.983783572</dc:date>
    <meta:editing-cycles>482</meta:editing-cycles>
    <meta:editing-duration>PT8H23M55S</meta:editing-duration>
    <meta:document-statistic meta:table-count="1" meta:cell-count="11311" meta:object-count="0"/>
    <meta:user-defined meta:name="AppVersion">16.0300</meta:user-defined>
  </office:meta>
</office:document-meta>
</file>